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0dc5eb" officeooo:paragraph-rsid="000dc5eb" style:font-size-asian="26pt" style:font-size-complex="26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2pt" style:text-underline-style="none" officeooo:rsid="000dc5eb" officeooo:paragraph-rsid="000dc5eb" style:font-size-asian="22pt" style:font-size-complex="2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2pt" style:text-underline-style="none" officeooo:rsid="000dc5eb" officeooo:paragraph-rsid="000dc5eb" style:font-size-asian="19.25pt" style:font-size-complex="22pt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c9211e" loext:opacity="100%"/>
    </style:style>
    <style:style style:name="T4" style:family="text">
      <style:text-properties fo:color="#f10d0c" loext:opacity="100%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Formulation</text:p>
      <text:p text:style-name="P1"/>
      <text:list xml:id="list413041437" text:style-name="L1">
        <text:list-item>
          <text:p text:style-name="P2"><text:span text:style-name="T4">States</text:span>: <text:span text:style-name="T1">agent </text:span><text:span text:style-name="T2">locations</text:span><text:span text:style-name="T1"> </text:span></text:p>
        </text:list-item>
        <text:list-item>
          <text:p text:style-name="P3"><text:span text:style-name="T4">Initial State</text:span>: <text:span text:style-name="T2">any random state</text:span></text:p>
        </text:list-item>
        <text:list-item>
          <text:p text:style-name="P3"><text:span text:style-name="T4">Goal test</text:span>: <text:span text:style-name="T2">left, right, top, down</text:span></text:p>
        </text:list-item>
        <text:list-item>
          <text:p text:style-name="P3"><text:span text:style-name="T4">Path cost</text:span>: <text:span text:style-name="T2">1 per step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14:57:14.022750082</meta:creation-date>
    <dc:date>2022-04-07T15:08:03.152789178</dc:date>
    <meta:editing-duration>PT38S</meta:editing-duration>
    <meta:editing-cycles>1</meta:editing-cycles>
    <meta:document-statistic meta:table-count="0" meta:image-count="0" meta:object-count="0" meta:page-count="1" meta:paragraph-count="5" meta:word-count="25" meta:character-count="132" meta:non-whitespace-character-count="115"/>
    <meta:generator>LibreOffice/7.2.6.2$Linux_X86_64 LibreOffice_project/20$Build-2</meta:generator>
  </office:meta>
</office:document-meta>
</file>